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 mathvariant="italic">LogLoss</mi>
        <mo stretchy="false">=</mo>
        <mrow>
          <mo stretchy="false">−</mo>
          <mfrac>
            <mn>1</mn>
            <mi>n</mi>
          </mfrac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[</mo>
          <mrow>
            <mrow>
              <msub>
                <mi>y</mi>
                <mi>i</mi>
              </msub>
              <mi>log</mi>
              <mrow>
                <mrow>
                  <mo fence="true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stretchy="false">)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y</mi>
                        <mi>i</mi>
                      </msub>
                    </mrow>
                  </mrow>
                  <mo fence="true" stretchy="false">)</mo>
                </mrow>
              </mrow>
              <mi>log</mi>
              <mrow>
                <mo fence="true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LogLoss= - {1 over n} sum from i=1 to n [ y_i log(hat y_i) +(1- y_i)log(1-hat y_i)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42:36.909000000</meta:creation-date>
    <dc:date>2019-08-09T12:25:01.012000000</dc:date>
    <meta:editing-duration>PT2M3S</meta:editing-duration>
    <meta:editing-cycles>1</meta:editing-cycles>
    <meta:generator>LibreOffice/6.2.5.2$Windows_X86_64 LibreOffice_project/1ec314fa52f458adc18c4f025c545a4e8b22c159</meta:generator>
  </office:meta>
</office:document-meta>
</file>